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 table:number-rows-repeated="104827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21:45:55.483319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1T21:46:50.220610751</dc:date>
    <dc:creator>Jesus Castagnetto</dc:creator>
    <meta:editing-duration>PT7H47M55S</meta:editing-duration>
    <meta:editing-cycles>33</meta:editing-cycles>
    <meta:generator>LibreOffice/6.3.5.2$Linux_X86_64 LibreOffice_project/30$Build-2</meta:generator>
    <meta:document-statistic meta:table-count="1" meta:cell-count="1633" meta:object-count="0"/>
  </office:meta>
</office:document-meta>
</file>